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443cm" fo:margin-left="0cm" fo:margin-top="0cm" fo:margin-bottom="0cm" table:align="left" style:writing-mode="lr-tb"/>
    </style:style>
    <style:style style:name="Tableau1.A" style:family="table-column">
      <style:table-column-properties style:column-width="18.44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2" style:family="table">
      <style:table-properties style:width="18.443cm" fo:margin-left="0cm" fo:margin-top="0cm" fo:margin-bottom="0cm" table:align="left" style:writing-mode="lr-tb"/>
    </style:style>
    <style:style style:name="Tableau2.A" style:family="table-column">
      <style:table-column-properties style:column-width="9.222cm"/>
    </style:style>
    <style:style style:name="Tableau2.B" style:family="table-column">
      <style:table-column-properties style:column-width="9.2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_20__28_Web_29_">
      <style:paragraph-properties fo:margin-top="0cm" fo:margin-bottom="0cm" loext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none" officeooo:rsid="0018d933" officeooo:paragraph-rsid="0018d933"/>
    </style:style>
    <style:style style:name="P6" style:family="paragraph" style:parent-style-name="Standard">
      <style:text-properties officeooo:paragraph-rsid="0018d933"/>
    </style:style>
    <style:style style:name="P7" style:family="paragraph" style:parent-style-name="Standard">
      <style:text-properties officeooo:rsid="001e74b7" officeooo:paragraph-rsid="001e74b7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2" style:family="text">
      <style:text-properties fo:color="#000000" style:font-name="Arial" fo:font-size="11pt" style:font-size-asian="11pt" style:font-name-complex="Arial1" style:font-size-complex="11pt"/>
    </style:style>
    <style:style style:name="T3" style:family="text">
      <style:text-properties fo:color="#c45911" fo:font-size="9pt" style:font-size-asian="9pt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8d933"/>
    </style:style>
    <style:style style:name="T6" style:family="text">
      <style:text-properties style:text-underline-style="solid" style:text-underline-width="auto" style:text-underline-color="font-color" officeooo:rsid="001d423d"/>
    </style:style>
    <style:style style:name="T7" style:family="text">
      <style:text-properties style:text-underline-style="solid" style:text-underline-width="auto" style:text-underline-color="font-color" officeooo:rsid="001e74b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7271" style:font-weight-asian="bold" style:font-weight-complex="bold"/>
    </style:style>
    <style:style style:name="T10" style:family="text">
      <style:text-properties fo:font-weight="bold" officeooo:rsid="0018d933" style:font-weight-asian="bold" style:font-weight-complex="bold"/>
    </style:style>
    <style:style style:name="T11" style:family="text">
      <style:text-properties fo:font-weight="bold" officeooo:rsid="001a81da" style:font-weight-asian="bold" style:font-weight-complex="bold"/>
    </style:style>
    <style:style style:name="T12" style:family="text">
      <style:text-properties officeooo:rsid="00177271"/>
    </style:style>
    <style:style style:name="T13" style:family="text">
      <style:text-properties officeooo:rsid="0018d933"/>
    </style:style>
    <style:style style:name="T14" style:family="text">
      <style:text-properties officeooo:rsid="001a81da"/>
    </style:style>
    <style:style style:name="T15" style:family="text">
      <style:text-properties officeooo:rsid="001b1942"/>
    </style:style>
    <style:style style:name="T16" style:family="text">
      <style:text-properties officeooo:rsid="001c67c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67c0" style:font-weight-asian="normal" style:font-weight-complex="normal"/>
    </style:style>
    <style:style style:name="T19" style:family="text">
      <style:text-properties officeooo:rsid="001fcf0e"/>
    </style:style>
    <style:style style:name="T20" style:family="text">
      <style:text-properties officeooo:rsid="00207944"/>
    </style:style>
    <style:style style:name="T21" style:family="text">
      <style:text-properties officeooo:rsid="00207d6f"/>
    </style:style>
    <style:style style:name="T22" style:family="text">
      <style:text-properties officeooo:rsid="0021cd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ésentation du site – Note D'intention</text:p>
      <text:p text:style-name="P2"/>
      <text:p text:style-name="P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<text:span text:style-name="T1">Le document à rendre doit comporter : </text:span></text:p>
            <text:p text:style-name="P1"><text:span text:style-name="T2">- un texte explicatif (présenter l’intérêt du sujet et sa mise en forme) - une demie page</text:span></text:p>
            <text:p text:style-name="P1"><text:span text:style-name="T2">- les fichiers suivant : arborescence, maquette, charte graphique et ergonomique</text:span>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text:span text:style-name="T3">. Le sujet (en précisant le contenu du site et en montrant son intérêt)</text:span></text:p>
            <text:p text:style-name="P3"><text:span text:style-name="T3">. Le public visé</text:span></text:p>
            <text:p text:style-name="P3"><text:span text:style-name="T3">. Le lien avec le sujet du projet tuteuré</text:span></text:p>
            <text:p text:style-name="P3"/>
          </table:table-cell>
          <table:table-cell table:style-name="Tableau2.A1" office:value-type="string">
            <text:p text:style-name="P3"><text:span text:style-name="T3">. La charte graphique et ergonomique :</text:span></text:p>
            <text:p text:style-name="P3"><text:span text:style-name="T3">- Les couleurs pour l'arrière-plan, les titres, les textes, les liens, les</text:span></text:p>
            <text:p text:style-name="P3"><text:span text:style-name="T3">liens actifs, les liens visités, les boutons, les puces…</text:span></text:p>
            <text:p text:style-name="P3"><text:span text:style-name="T3">- Les principes de navigation (menus, onglets, scroll, fil d’Ariane…)</text:span></text:p>
            <text:p text:style-name="P3"><text:span text:style-name="T3">- Les styles de police pour les textes (famille, taille, couleur...).</text:span></text:p>
            <text:p text:style-name="P3"><text:span text:style-name="T3">- Les différents médias utilisés : photos, vidéos, audio, animations</text:span></text:p>
            <text:p text:style-name="P3"><text:span text:style-name="T3">flash…</text:span></text:p>
            <text:p text:style-name="P3"><text:span text:style-name="T3">. L’arborescence</text:span></text:p>
            <text:p text:style-name="P3"><text:span text:style-name="T3">. La maquette de la page d’accueil et des pages principales</text:span></text:p>
            <text:p text:style-name="P3"/>
          </table:table-cell>
        </table:table-row>
      </table:table>
      <text:p text:style-name="Standard"/>
      <text:p text:style-name="Standard"/>
      <text:p text:style-name="Standard"><text:span text:style-name="T4">Introduction :</text:span></text:p>
      <text:p text:style-name="Standard"/>
      <text:p text:style-name="Standard">Depuis plusieurs décennies déjà, l'informatique n'a cessé de se développer dans divers secteurs <text:span text:style-name="T21">tel que la médecine ou le domaine militaire</text:span>.</text:p>
      <text:p text:style-name="Standard">Il est en effet très pratique de pouvoir délégu<text:span text:style-name="T12">er</text:span> des taches à des <text:span text:style-name="T22">machines comme nous l’avons vu avec le travail à la chaîne.</text:span></text:p>
      <text:p text:style-name="Standard">Et ce à telle point que, avec ce développement fulgur<text:span text:style-name="T12">ant</text:span> <text:span text:style-name="T14">nous pouvons nous </text:span>attendre à ce que certain<text:span text:style-name="T14">s</text:span> métiers disparaissent du marché car <text:span text:style-name="T14">il est</text:span> plus rentable <text:span text:style-name="T14">de les</text:span> faire réaliser par une machine, <text:span text:style-name="T20">notamment les métiers facilement automatisables </text:span><text:span text:style-name="T21">comme répartiteur téléphonique ou caissier</text:span>.</text:p>
      <text:p text:style-name="Standard"/>
      <text:p text:style-name="Standard">Mais à cela une question subsiste : Jusqu'à quel point une machine peut elle remplacer un humain ? </text:p>
      <text:p text:style-name="Standard">Et donc par extension : </text:p>
      <text:p text:style-name="Standard"><text:span text:style-name="T8">- </text:span><text:span text:style-name="T11">U</text:span><text:span text:style-name="T8">ne machine peut-elle rivalis</text:span><text:span text:style-name="T9">er</text:span><text:span text:style-name="T8"> avec l'intelligence d'un homme ?</text:span></text:p>
      <text:p text:style-name="P4"/>
      <text:p text:style-name="Standard">Certains seraient tentés de penser que c'est déjà le cas et que, avec sa puissance de calcul, un ordinateur est plus intelligent qu'un humain. Mais cela n'est pas suffisant.</text:p>
      <text:p text:style-name="Standard">Qu'en est-il de la logique ? de la créativité ? de l'intuition ?</text:p>
      <text:p text:style-name="Standard">C'est donc sur ce sujet, <text:span text:style-name="T19">en lien avec le projet tuteuré, </text:span>que nous avons décid<text:span text:style-name="T15">é</text:span> de nous pencher et plus particulièrement sur le Machine Learning.</text:p>
      <text:p text:style-name="P7">Le Machine Learning (apprentissage automatique en français) est une sous branche de l'intelligence artificielle basée sur l’analyse de données pour permettre à un programme d’apprendre à faire des tâches pour lesquelles il n’a pas été explicitement programmé.</text:p>
      <text:p text:style-name="Standard"/>
      <text:p text:style-name="P6"><text:span text:style-name="T5">Le publi</text:span><text:span text:style-name="T6">c </text:span><text:span text:style-name="T5">visé :</text:span></text:p>
      <text:p text:style-name="P5">Notre site à pour but de donner des informations aux personnes qui s’intéressent à l’intelligence artificielle, ou plus particulièrement au machine learning, mais qui n’ont pas forcément de connaissances préalables.</text:p>
      <text:p text:style-name="P5"/>
      <text:p text:style-name="Standard"/>
      <text:p text:style-name="Standard"><text:span text:style-name="T4">Le plan </text:span><text:span text:style-name="T7">du site</text:span><text:span text:style-name="T4"> :</text:span></text:p>
      <text:p text:style-name="Standard"><text:span text:style-name="T10">Page d’accueil : </text:span>Nous <text:span text:style-name="T14">définirons ce qu’est l</text:span><text:span text:style-name="T13">'intelligen</text:span><text:span text:style-name="T14">ce artificielle et nous </text:span><text:span text:style-name="T13">survolerons</text:span> <text:span text:style-name="T14">son </text:span>histoire <text:span text:style-name="T14">ainsi que </text:span>ses applications les plus courantes, <text:span text:style-name="T14">puis</text:span><text:span text:style-name="T13"> nous définirons le Machine Learning.</text:span></text:p>
      <text:p text:style-name="Standard"><text:soft-page-break/></text:p>
      <text:p text:style-name="Standard"><text:span text:style-name="T10">Page 1 : </text:span><text:span text:style-name="T18">N</text:span><text:span text:style-name="T17">ous</text:span> nous intéresserons directement à un cas plus concret qui à changé l'histoire de l'IA et de la vision que les gens avait d'elle avec le fameux programme Alpha GO.</text:p>
      <text:p text:style-name="Standard"/>
      <text:p text:style-name="P6"><text:span text:style-name="T10">Page 2 : </text:span>Ensuite, nous prendrons le temps d'énumérer les différentes avancé<text:span text:style-name="T14">es</text:span> du Machine Learning en les comparant avec les différents tests qui existent pour mesurer l'intelligence d'un programme.</text:p>
      <text:p text:style-name="Standard"/>
      <text:p text:style-name="P6"><text:span text:style-name="T10">Page 3 : </text:span>Et enfin, nous finirons par <text:span text:style-name="T16">présenter </text:span>des exemples concernant <text:span text:style-name="T16">des cas de son </text:span>utilisation <text:span text:style-name="T16">actuelle et envisageables</text:span> dans <text:span text:style-name="T15">des</text:span> domaines de créations artistiqu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o</meta:initial-creator>
    <meta:editing-cycles>33</meta:editing-cycles>
    <meta:creation-date>2020-10-10T15:50:00</meta:creation-date>
    <dc:date>2020-10-12T15:35:30.097919508</dc:date>
    <meta:editing-duration>PT2H47M22S</meta:editing-duration>
    <meta:generator>LibreOffice/6.4.4.2$Linux_X86_64 LibreOffice_project/40$Build-2</meta:generator>
    <meta:document-statistic meta:table-count="2" meta:image-count="0" meta:object-count="0" meta:page-count="2" meta:paragraph-count="34" meta:word-count="522" meta:character-count="3205" meta:non-whitespace-character-count="27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